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haroni CLM" svg:font-family="'Aharoni CLM'" style:font-family-generic="system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fo:font-size="11pt" fo:language="pt" fo:country="BR" style:font-name-asian="Calibri" style:font-size-asian="11pt" style:font-name-complex="Calibri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1pt" fo:language="pt" fo:country="BR" style:font-name-asian="Calibri" style:font-size-asian="11pt" style:font-name-complex="Calibri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1pt" fo:language="pt" fo:country="BR" style:font-name-asian="Calibri" style:font-size-asian="11pt" style:font-name-complex="Calibri"/>
    </style:style>
    <style:style style:name="P4" style:family="paragraph" style:parent-style-name="Standard">
      <style:text-properties style:use-window-font-color="true" fo:language="pt" fo:country="BR" style:font-name-asian="Calibri" style:font-name-complex="Calibri"/>
    </style:style>
    <style:style style:name="P5" style:family="paragraph" style:parent-style-name="Standard">
      <style:paragraph-properties fo:text-align="justify" style:justify-single-word="false"/>
      <style:text-properties style:use-window-font-color="true" fo:language="pt" fo:country="BR" style:font-name-asian="Calibri" style:font-name-complex="Calibri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pt" fo:country="BR" fo:font-weight="bold" style:font-name-asian="Calibri" style:font-weight-asian="bold" style:font-name-complex="Calibri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4pt" fo:language="pt" fo:country="BR" fo:font-weight="bold" style:font-name-asian="Calibri" style:font-size-asian="14pt" style:font-weight-asian="bold" style:font-name-complex="Calibri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.741cm" fo:margin-right="0cm" fo:text-align="justify" style:justify-single-word="false" fo:text-indent="0cm" style:auto-text-indent="false">
        <style:tab-stops/>
      </style:paragraph-properties>
      <style:text-properties style:use-window-font-color="true" fo:font-size="11pt" fo:language="pt" fo:country="BR" style:font-name-asian="Calibri" style:font-size-asian="11pt" style:font-name-complex="Calibri"/>
    </style:style>
    <style:style style:name="P10" style:family="paragraph" style:parent-style-name="Standard">
      <style:paragraph-properties fo:margin-left="0.741cm" fo:margin-right="0cm" fo:text-align="justify" style:justify-single-word="false" fo:text-indent="0cm" style:auto-text-indent="false">
        <style:tab-stops/>
      </style:paragraph-properties>
      <style:text-properties style:use-window-font-color="true" fo:language="pt" fo:country="BR" style:font-name-asian="Calibri" style:font-name-complex="Calibri"/>
    </style:style>
    <style:style style:name="P11" style:family="paragraph" style:parent-style-name="Standard">
      <style:paragraph-properties fo:margin-left="0.741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use-window-font-color="true" style:font-name="Aharoni CLM" fo:font-size="32pt" fo:language="pt" fo:country="BR" style:font-name-asian="Aharoni CLM" style:font-size-asian="32pt" style:font-name-complex="Aharoni CLM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pt" fo:country="BR" style:font-name-asian="Calibri" style:font-name-complex="Calibri"/>
    </style:style>
    <style:style style:name="P14" style:family="paragraph" style:parent-style-name="Standard">
      <style:paragraph-properties fo:text-align="justify" style:justify-single-word="false"/>
      <style:text-properties style:use-window-font-color="true" fo:language="pt" fo:country="BR" officeooo:paragraph-rsid="000732fd" style:font-name-asian="Calibri" style:font-name-complex="Calibri"/>
    </style:style>
    <style:style style:name="T1" style:family="text">
      <style:text-properties style:use-window-font-color="true" fo:language="pt" fo:country="BR" style:font-name-asian="Calibri" style:font-name-complex="Calibri"/>
    </style:style>
    <style:style style:name="T2" style:family="text">
      <style:text-properties fo:language="pt" fo:country="BR" style:font-name-asian="Calibri" style:font-name-complex="Calibri"/>
    </style:style>
    <style:style style:name="T3" style:family="text">
      <style:text-properties officeooo:rsid="00073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UILHERME GONZALEZ</text:p>
      <text:p text:style-name="P1"/>
      <text:p text:style-name="P5">Rua Avelino Esmério da Silva,115, Jardim do Portal;</text:p>
      <text:p text:style-name="P5">Jacareí, 12.324.260, São Paulo;</text:p>
      <text:p text:style-name="P5">Data de Nascimento: 09/02/1999 - Telefone de Contato: (12) 98248-3768</text:p>
      <text:p text:style-name="P8"><text:span text:style-name="Fonte_20_parág._20_padrão"><text:span text:style-name="T1">E-mail: </text:span></text:span><text:a xlink:type="simple" xlink:href="mailto:guilherme.gonzalezv@hotmail.com" office:target-frame-name="_top" xlink:show="replace" text:style-name="Internet_20_link" text:visited-style-name="Visited_20_Internet_20_Link"><text:span text:style-name="Hyperlink"><text:span text:style-name="T2">guilherme.gonzalezv@hotmail.com</text:span></text:span></text:a></text:p>
      <text:p text:style-name="P1"/>
      <text:p text:style-name="P2"/>
      <text:p text:style-name="P7">Formação Profissional</text:p>
      <text:p text:style-name="P9"/>
      <text:p text:style-name="P10">ANALISE E DESENVOLVIMENTO DE SISTEMAS – IFSP JACAREÍ </text:p>
      <text:p text:style-name="P10">(3 anos) – cursando no período da manhã conclusão prevista para 11/2020</text:p>
      <text:p text:style-name="P9"/>
      <text:p text:style-name="P10">Técnico em Redes de Computadores</text:p>
      <text:p text:style-name="P10">Escola Técnica Estadual Cônego José Bento (ETEC)</text:p>
      <text:p text:style-name="P10">(1 ano e meio) cursado no período noturno, concluído.</text:p>
      <text:p text:style-name="P9"/>
      <text:p text:style-name="P10">Curso de Inglês</text:p>
      <text:p text:style-name="P10">Instituto Educacional Iraci Veiga (IEIV)</text:p>
      <text:p text:style-name="P10">(4 anos) – cursando no período da manhã, conclusão prevista para 10/02/2018</text:p>
      <text:p text:style-name="P9"/>
      <text:p text:style-name="P10">Curso de Desenho</text:p>
      <text:p text:style-name="P10">Centro Paulista</text:p>
      <text:p text:style-name="P10">(4 anos) – cursado no período noturno, concluído.</text:p>
      <text:p text:style-name="P3"/>
      <text:p text:style-name="P3"/>
      <text:p text:style-name="P7">Informações Adicionais</text:p>
      <text:p text:style-name="P3"/>
      <text:p text:style-name="P6">Conhecimentos:</text:p>
      <text:p text:style-name="P5"><text:s text:c="6"/>Conhecimentos em Arduíno;</text:p>
      <text:p text:style-name="P5"><text:s text:c="6"/>Conhecimentos em Banco da Dados SQL, NOSQL;</text:p>
      <text:p text:style-name="P5"><text:s text:c="6"/>Conhecimento em Inglês.</text:p>
      <text:p text:style-name="P8"><text:span text:style-name="Fonte_20_parág._20_padrão"><text:span text:style-name="T1"><text:s text:c="6"/>Conhecimento em Segurança da Informação;</text:span></text:span></text:p>
      <text:p text:style-name="P5"><text:s text:c="6"/>Conhecimentos em Sistemas Operacionais;</text:p>
      <text:p text:style-name="P5"><text:s text:c="6"/>Conhecimentos em Bootstrap, HTML, Ja<text:span text:style-name="T3">v</text:span>ascript, PHP, MongoDB,;</text:p>
      <text:p text:style-name="P14"><text:s text:c="6"/><text:span text:style-name="T3">Conhecimentos em <text:s/>JSON, <text:s/>AngularJS, <text:s/>AJAX;</text:span></text:p>
      <text:p text:style-name="P5"><text:s text:c="6"/><text:span text:style-name="T3">Conhecimentos em NodeJS, Golang;</text:span></text:p>
      <text:p text:style-name="P5"><text:s text:c="6"/>Conhecimentos em Codeigniter;</text:p>
      <text:p text:style-name="P4"><text:s text:c="6"/>Linguagens de programação C++, C, Python;</text:p>
      <text:p text:style-name="P5"><text:s text:c="6"/>Conhecimentos em programação em blocos (App Inventor);</text:p>
      <text:p text:style-name="P11"><text:span text:style-name="Fonte_20_parág._20_padrão"><text:span text:style-name="T1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haroni CLM" svg:font-family="'Aharoni CLM'" style:font-family-generic="system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Aluno</meta:initial-creator>
    <meta:creation-date>2018-03-04T11:48:00Z</meta:creation-date>
    <dc:date>2018-09-10T14:20:31.747743299</dc:date>
    <meta:editing-cycles>4</meta:editing-cycles>
    <meta:editing-duration>PT2M16S</meta:editing-duration>
    <meta:document-statistic meta:table-count="0" meta:image-count="0" meta:object-count="0" meta:page-count="1" meta:paragraph-count="31" meta:word-count="155" meta:character-count="1227" meta:non-whitespace-character-count="1027"/>
    <meta:template xlink:type="simple" xlink:actuate="onRequest" xlink:title="" xlink:href="Normal"/>
  </office:meta>
</office:document-meta>
</file>